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Georgia1" svg:font-family="Georgi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rsid="00040cf2" officeooo:paragraph-rsid="00040cf2"/>
    </style:style>
    <style:style style:name="P2" style:family="paragraph" style:parent-style-name="_3c_l_3e_">
      <style:text-properties officeooo:rsid="0005938a" officeooo:paragraph-rsid="0005938a"/>
    </style:style>
    <style:style style:name="P3" style:family="paragraph" style:parent-style-name="_3c_l_3e_">
      <style:text-properties officeooo:rsid="0005938a" officeooo:paragraph-rsid="0005938a" fo:background-color="transparent"/>
    </style:style>
    <style:style style:name="P4" style:family="paragraph" style:parent-style-name="_3c_l_3e_">
      <style:text-properties officeooo:rsid="000a396b" officeooo:paragraph-rsid="000a396b" fo:background-color="transparent"/>
    </style:style>
    <style:style style:name="P5" style:family="paragraph" style:parent-style-name="_3c_l_3e_">
      <style:text-properties officeooo:rsid="000ae012" officeooo:paragraph-rsid="000ae012" fo:background-color="transparent"/>
    </style:style>
    <style:style style:name="P6" style:family="paragraph" style:parent-style-name="_3c_l_3e_">
      <style:text-properties officeooo:rsid="000f3841" officeooo:paragraph-rsid="000f3841" fo:background-color="transparent"/>
    </style:style>
    <style:style style:name="P7" style:family="paragraph" style:parent-style-name="_3c_l_3e_">
      <style:text-properties officeooo:rsid="0010a0a1" officeooo:paragraph-rsid="0010a0a1" fo:background-color="transparent"/>
    </style:style>
    <style:style style:name="P8" style:family="paragraph" style:parent-style-name="_3c_l_3e_">
      <style:text-properties officeooo:rsid="0010e830" officeooo:paragraph-rsid="0010e830" fo:background-color="transparent"/>
    </style:style>
    <style:style style:name="P9" style:family="paragraph" style:parent-style-name="_3c_l_3e_">
      <style:text-properties officeooo:paragraph-rsid="00078981"/>
    </style:style>
    <style:style style:name="P10" style:family="paragraph" style:parent-style-name="_3c_l_3e_">
      <style:text-properties officeooo:rsid="00078981" officeooo:paragraph-rsid="00078981"/>
    </style:style>
    <style:style style:name="P11" style:family="paragraph" style:parent-style-name="_3c_l_3e_">
      <style:text-properties officeooo:rsid="0008177e" officeooo:paragraph-rsid="0008177e"/>
    </style:style>
    <style:style style:name="P12" style:family="paragraph" style:parent-style-name="_3c_l_3e_">
      <style:text-properties officeooo:rsid="00083e02" officeooo:paragraph-rsid="0015a2c9"/>
    </style:style>
    <style:style style:name="P13" style:family="paragraph" style:parent-style-name="_3c_l_3e_">
      <style:text-properties officeooo:rsid="000a396b" officeooo:paragraph-rsid="000a396b"/>
    </style:style>
    <style:style style:name="P14" style:family="paragraph" style:parent-style-name="_3c_l_3e_">
      <style:text-properties officeooo:paragraph-rsid="000ae012"/>
    </style:style>
    <style:style style:name="P15" style:family="paragraph" style:parent-style-name="_3c_l_3e_">
      <style:text-properties officeooo:rsid="000c76a8" officeooo:paragraph-rsid="000c76a8"/>
    </style:style>
    <style:style style:name="P16" style:family="paragraph" style:parent-style-name="_3c_l_3e_">
      <style:text-properties officeooo:rsid="000e5b32" officeooo:paragraph-rsid="000e5b32"/>
    </style:style>
    <style:style style:name="P17" style:family="paragraph" style:parent-style-name="_3c_l_3e_">
      <style:text-properties officeooo:rsid="000f3841" officeooo:paragraph-rsid="000f3841"/>
    </style:style>
    <style:style style:name="P18" style:family="paragraph" style:parent-style-name="Footnote">
      <style:text-properties officeooo:rsid="00078981" officeooo:paragraph-rsid="00078981"/>
    </style:style>
    <style:style style:name="P19" style:family="paragraph" style:parent-style-name="_3c_l_3e_">
      <style:text-properties officeooo:rsid="00078981" officeooo:paragraph-rsid="00078981" fo:background-color="transparent"/>
    </style:style>
    <style:style style:name="P20" style:family="paragraph" style:parent-style-name="_3c_l_3e_">
      <style:text-properties officeooo:rsid="0008177e" officeooo:paragraph-rsid="0008177e" fo:background-color="transparent"/>
    </style:style>
    <style:style style:name="P21" style:family="paragraph" style:parent-style-name="_3c_l_3e_">
      <style:text-properties officeooo:rsid="00148c9c" officeooo:paragraph-rsid="00148c9c" fo:background-color="transparent"/>
    </style:style>
    <style:style style:name="P22" style:family="paragraph" style:parent-style-name="_3c_l_3e_">
      <style:text-properties officeooo:rsid="00083e02" officeooo:paragraph-rsid="00083e02" fo:background-color="transparent"/>
    </style:style>
    <style:style style:name="P23" style:family="paragraph" style:parent-style-name="_3c_l_3e_">
      <style:text-properties officeooo:rsid="000a396b" officeooo:paragraph-rsid="000a396b" fo:background-color="transparent"/>
    </style:style>
    <style:style style:name="P24" style:family="paragraph" style:parent-style-name="_3c_l_3e_">
      <style:text-properties officeooo:rsid="000c76a8" officeooo:paragraph-rsid="000c76a8" fo:background-color="transparent"/>
    </style:style>
    <style:style style:name="P25" style:family="paragraph" style:parent-style-name="_3c_l_3e_">
      <style:text-properties officeooo:rsid="000d1d98" officeooo:paragraph-rsid="000d1d98" fo:background-color="transparent"/>
    </style:style>
    <style:style style:name="P26" style:family="paragraph" style:parent-style-name="_3c_l_3e_">
      <style:text-properties officeooo:rsid="000e5b32" officeooo:paragraph-rsid="000e5b32" fo:background-color="transparent"/>
    </style:style>
    <style:style style:name="P27" style:family="paragraph" style:parent-style-name="_3c_l_3e_">
      <style:text-properties officeooo:rsid="000f3841" officeooo:paragraph-rsid="000f3841" fo:background-color="transparent"/>
    </style:style>
    <style:style style:name="T1" style:family="text">
      <style:text-properties style:font-name="Georgia" fo:font-weight="normal" style:font-name-asian="Georgia1" style:font-weight-asian="normal" style:font-name-complex="Georgia" style:font-weight-complex="normal"/>
    </style:style>
    <style:style style:name="T2" style:family="text">
      <style:text-properties style:font-name="Georgia" fo:font-weight="normal" officeooo:rsid="00040cf2" style:font-name-asian="Georgia1" style:font-weight-asian="normal" style:font-name-complex="Georgia" style:font-weight-complex="normal"/>
    </style:style>
    <style:style style:name="T3" style:family="text">
      <style:text-properties style:font-name="Georgia" fo:font-weight="normal" officeooo:rsid="0008177e" style:font-name-asian="Georgia1" style:font-weight-asian="normal" style:font-name-complex="Georgia" style:font-weight-complex="normal"/>
    </style:style>
    <style:style style:name="T4" style:family="text">
      <style:text-properties style:font-name="Georgia" fo:font-weight="normal" officeooo:rsid="000ae012" style:font-name-asian="Georgia1" style:font-weight-asian="normal" style:font-name-complex="Georgia" style:font-weight-complex="normal"/>
    </style:style>
    <style:style style:name="T5" style:family="text">
      <style:text-properties style:font-name="Georgia" fo:font-weight="normal" officeooo:rsid="000f3841" style:font-name-asian="Georgia1" style:font-weight-asian="normal" style:font-name-complex="Georgia" style:font-weight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ae012" fo:background-color="#ffff00" loext:char-shading-value="0"/>
    </style:style>
    <style:style style:name="T8" style:family="text">
      <style:text-properties officeooo:rsid="000c76a8" fo:background-color="#ffff00" loext:char-shading-value="0"/>
    </style:style>
    <style:style style:name="T9" style:family="text">
      <style:text-properties officeooo:rsid="00040cf2"/>
    </style:style>
    <style:style style:name="T10" style:family="text">
      <style:text-properties officeooo:rsid="0005938a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78981" fo:background-color="transparent" loext:char-shading-value="0"/>
    </style:style>
    <style:style style:name="T13" style:family="text">
      <style:text-properties officeooo:rsid="0008177e" fo:background-color="transparent" loext:char-shading-value="0"/>
    </style:style>
    <style:style style:name="T14" style:family="text">
      <style:text-properties officeooo:rsid="000ae012" fo:background-color="transparent" loext:char-shading-value="0"/>
    </style:style>
    <style:style style:name="T15" style:family="text">
      <style:text-properties officeooo:rsid="000c76a8" fo:background-color="transparent" loext:char-shading-value="0"/>
    </style:style>
    <style:style style:name="T16" style:family="text">
      <style:text-properties officeooo:rsid="000d1d98" fo:background-color="transparent" loext:char-shading-value="0"/>
    </style:style>
    <style:style style:name="T17" style:family="text">
      <style:text-properties officeooo:rsid="000f3841" fo:background-color="transparent" loext:char-shading-value="0"/>
    </style:style>
    <style:style style:name="T18" style:family="text">
      <style:text-properties officeooo:rsid="00130059" fo:background-color="transparent" loext:char-shading-value="0"/>
    </style:style>
    <style:style style:name="T19" style:family="text">
      <style:text-properties officeooo:rsid="00134ac8" fo:background-color="transparent" loext:char-shading-value="0"/>
    </style:style>
    <style:style style:name="T20" style:family="text">
      <style:text-properties officeooo:rsid="00148c9c" fo:background-color="transparent" loext:char-shading-value="0"/>
    </style:style>
    <style:style style:name="T21" style:family="text">
      <style:text-properties officeooo:rsid="0015a2c9" fo:background-color="transparent" loext:char-shading-value="0"/>
    </style:style>
    <style:style style:name="T22" style:family="text">
      <style:text-properties officeooo:rsid="0015e6ae" fo:background-color="transparent" loext:char-shading-value="0"/>
    </style:style>
    <style:style style:name="T23" style:family="text">
      <style:text-properties officeooo:rsid="00179eb0" fo:background-color="transparent" loext:char-shading-value="0"/>
    </style:style>
    <style:style style:name="T24" style:family="text">
      <style:text-properties officeooo:rsid="001981df" fo:background-color="transparent" loext:char-shading-value="0"/>
    </style:style>
    <style:style style:name="T25" style:family="text">
      <style:text-properties officeooo:rsid="001c6643" fo:background-color="transparent" loext:char-shading-value="0"/>
    </style:style>
    <style:style style:name="T26" style:family="text">
      <style:text-properties officeooo:rsid="000ae012"/>
    </style:style>
    <style:style style:name="T27" style:family="text">
      <style:text-properties officeooo:rsid="00130059"/>
    </style:style>
    <style:style style:name="T28" style:family="text">
      <style:text-properties officeooo:rsid="0015e6ae"/>
    </style:style>
    <style:style style:name="T29" style:family="text">
      <style:text-properties officeooo:rsid="00198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l_3e_"><text:span text:style-name="_3c_pb_3e_"><text:span text:style-name="T1">[</text:span></text:span><text:span text:style-name="_3c_pb_3e_"><text:span text:style-name="T2">72rb</text:span></text:span><text:span text:style-name="_3c_pb_3e_"><text:span text:style-name="T1">]</text:span></text:span><text:span text:style-name="T9">Entendz, entendz, dist-il, à ta demande</text:span></text:p>
      <text:p text:style-name="P1">Les dieux ont pris contre toy hayne grande.</text:p>
      <text:p text:style-name="P1">De jour en jour mettant peine sur peine</text:p>
      <text:p text:style-name="P1">Par ton peché et fureur trop villaine.</text:p>
      <text:p text:style-name="P1">Cil Orpheus qui tant est miserable</text:p>
      <text:p text:style-name="P1">D’avoir perdu son espouse notable</text:p>
      <text:p text:style-name="P1">Tes maulx accroist et tes labeurs suscite,</text:p>
      <text:p text:style-name="P1">Si que ton bien du tout plus ne profite.</text:p>
      <text:p text:style-name="P1">Ce que tu as, tu le dessers assez</text:p>
      <text:p text:style-name="P1">Et encor plus par labeurs amassez.</text:p>
      <text:p text:style-name="P1">Pis tu auras si des dieux le vouloir</text:p>
      <text:p text:style-name="P1">Bien briefvement ne se change. Douloir</text:p>
      <text:p text:style-name="P1">Tu te pourras encore griefvement</text:p>
      <text:p text:style-name="P1">Pour ton peché. Car celluy tristement</text:p>
      <text:p text:style-name="P1">Dessus nommé Orpheus or desvie</text:p>
      <text:p text:style-name="P1">Te menassant pour sa femme ravye.</text:p>
      <text:p text:style-name="P1">Pis te seroit si les dieux permettoient</text:p>
      <text:p text:style-name="P1">Cela courir sur toy et commettoient.</text:p>
      <text:p text:style-name="P1">Cause tu es par ton cruel diffame</text:p>
      <text:p text:style-name="P1">De celle mort qui a prise sa femme.</text:p>
      <text:p text:style-name="P1">Quant il fuyoit precipitantement</text:p>
      <text:p text:style-name="P1">Dessus les prez et autour mesmement</text:p>
      <text:p text:style-name="P1">Des grans ruisseaulx et fleuves malheureux</text:p>
      <text:p text:style-name="P1">Point n’apperceut le serpent tortueux</text:p>
      <text:p text:style-name="P1">Estre mussé soubz l’herbe qui tardoit</text:p>
      <text:p text:style-name="P1">Joignant de l’eaue et les rives gardoit.</text:p>
      <text:p text:style-name="P1">Elle fuyoit quant tu la voulois prendre</text:p>
      <text:p text:style-name="P1">Par force lors et à cela contendre.</text:p>
      <text:p text:style-name="P1"><text:span text:style-name="_3c_pb_3e_"><text:span text:style-name="T1">[72va]</text:span></text:span>Tu convoitois sa tres-chaste despoisse,</text:p>
      <text:p text:style-name="P1">Par quoy mourut la pucelle. Confeisse</text:p>
      <text:p text:style-name="P1">Dedans ton cueur ceste chose pollu<text:span text:style-name="T10">e</text:span>,</text:p>
      <text:p text:style-name="P1">Puis tu diras que la mort l’a tollu<text:span text:style-name="T10">e.</text:span></text:p>
      <text:p text:style-name="P2">Par ton moyen les nymphes ses compaignes</text:p>
      <text:p text:style-name="P2">L’ont approuvé plorant jusqu’aux montaignes.</text:p>
      <text:p text:style-name="P2">Qui ont oüy les clamours des drïades,</text:p>
      <text:p text:style-name="P2">Pareillement les fontaines non fades</text:p>
      <text:p text:style-name="P2">Retentissant et doublant leurs clamours</text:p>
      <text:p text:style-name="P2">Quant tu pensois les villaines amours.</text:p>
      <text:p text:style-name="P2">Le hault coupeau de Rodope le mont</text:p>
      <text:p text:style-name="P2">À trop gemir or a esté semont,</text:p>
      <text:p text:style-name="P2">Echo l’a fait esbranler et respondre</text:p>
      <text:p text:style-name="P2">Selon les voix qu’on ne sçauroit abscondre</text:p>
      <text:p text:style-name="P2">Quant quelqu’un est en son cueur t<text:span text:style-name="T27">r</text:span>o<text:span text:style-name="T27">p</text:span> dolent</text:p>
      <text:p text:style-name="P2">Plorant le pres. Et cecy recolent</text:p>
      <text:p text:style-name="P2">Ung autre mont Pangea de Thracie</text:p>
      <text:p text:style-name="P2">Dit et nomm<text:span text:style-name="T27">é</text:span> la terre <text:span text:style-name="T6">mavortie</text:span></text:p>
      <text:p text:style-name="P3">Du roy Rhesus. Ebrus semblablement,</text:p>
      <text:p text:style-name="P3">Fleuve courant de Thrace mesmement,</text:p>
      <text:p text:style-name="P3">Les Getes lors, Orithïa jolye,</text:p>
      <text:p text:style-name="P3">Nymphe jadis des Athenes saillye</text:p>
      <text:p text:style-name="P3">Que Boreas ravit en marïage</text:p>
      <text:p text:style-name="P3">Belle du tout et haultain personnage.</text:p>
      <text:p text:style-name="P3"><text:soft-page-break/>Celluy divin Orpheus cythariste,</text:p>
      <text:p text:style-name="P3">Pour consoler son amour si fort triste,</text:p>
      <text:p text:style-name="P9"><text:span text:style-name="T12">Il</text:span><text:span text:style-name="T12"><text:note text:id="ftn1" text:note-class="footnote"><text:note-citation>1</text:note-citation><text:note-body><text:p text:style-name="P18">La</text:p></text:note-body></text:note></text:span><text:span text:style-name="T12"> te cherchoit par tout, ô Eurydice,</text:span></text:p>
      <text:p text:style-name="P19">Frappant les sons de sa harpe propice</text:p>
      <text:p text:style-name="P10"><text:span text:style-name="T11">Si doulcement sur fleuves et r</text:span><text:span text:style-name="T18">u</text:span><text:span text:style-name="T22">i</text:span><text:span text:style-name="T11">sseaulx,</text:span></text:p>
      <text:p text:style-name="P19">Que lors sa voix s’espandit à monceaulx,</text:p>
      <text:p text:style-name="P19">Par l’air vollant jusques dedans la bouche</text:p>
      <text:p text:style-name="P19">D’Echo cryant quant quelque voix luy touche.</text:p>
      <text:p text:style-name="P19">Point n’espargnoit la labeur de sa harpe</text:p>
      <text:p text:style-name="P19">Chercher partout derriere pin ou charpe.</text:p>
      <text:p text:style-name="P19">La nuict estoit te cherchant empeschée,</text:p>
      <text:p text:style-name="P19">Le jour aussi et toute matinée.</text:p>
      <text:p text:style-name="P19">Jusques aux lieux et obscures cavernes</text:p>
      <text:p text:style-name="P19">De Tenarus et trop tenebreux cernes</text:p>
      <text:p text:style-name="P19">Il descendit où il trouva les portes</text:p>
      <text:p text:style-name="P10"><text:span text:style-name="T11">Du roy </text:span><text:span text:style-name="T6">Dytis</text:span><text:span text:style-name="T11"> et Pluto assez fortes</text:span></text:p>
      <text:p text:style-name="P19">Qui dieu d’enfer est nommé, si fort noires</text:p>
      <text:p text:style-name="P19">Que de clarté bien se monstroient contraires.</text:p>
      <text:p text:style-name="P19">Par les forests paoureuses il passa,</text:p>
      <text:p text:style-name="P19">Pleines d’horreur et umbres. Tant trassa</text:p>
      <text:p text:style-name="P19">Son bas chemin et dur pelerinage,</text:p>
      <text:p text:style-name="P19">Les lieux trouva où estoit le mesnage</text:p>
      <text:p text:style-name="P19">Des esperitz et ames infernalles</text:p>
      <text:p text:style-name="P19">Qui la estoient en leurs chambres trop palles.</text:p>
      <text:p text:style-name="P19">Le roy trouva de celle regïon</text:p>
      <text:p text:style-name="P10"><text:span text:style-name="T11">Qu’oncques vivant par sa pr</text:span><text:span text:style-name="T13">e</text:span><text:span text:style-name="T11">c</text:span><text:span text:style-name="T13">a</text:span><text:span text:style-name="T11">tïon</text:span></text:p>
      <text:p text:style-name="P10"><text:span text:style-name="T11">N’a sçeu </text:span><text:span text:style-name="T13">freyer, et humaines prïeres</text:span></text:p>
      <text:p text:style-name="P11"><text:span text:style-name="_3c_pb_3e_"><text:span text:style-name="T1">[</text:span></text:span><text:span text:style-name="_3c_pb_3e_"><text:span text:style-name="T2">72</text:span></text:span><text:span text:style-name="_3c_pb_3e_"><text:span text:style-name="T1">v</text:span></text:span><text:span text:style-name="_3c_pb_3e_"><text:span text:style-name="T2">b</text:span></text:span><text:span text:style-name="_3c_pb_3e_"><text:span text:style-name="T1">]</text:span></text:span><text:span text:style-name="T11">Tant fussent or dignes et singul</text:span><text:span text:style-name="T23">i</text:span><text:span text:style-name="T11">eres.</text:span></text:p>
      <text:p text:style-name="P11"><text:span text:style-name="T11">Mais toute</text:span><text:span text:style-name="T19">s</text:span><text:span text:style-name="T11">foys les umbres si tendrettes</text:span></text:p>
      <text:p text:style-name="P11"><text:span text:style-name="T11">C’est </text:span><text:span text:style-name="T6">assavoir</text:span><text:span text:style-name="T11"> simulachres complettes</text:span></text:p>
      <text:p text:style-name="P11"><text:span text:style-name="T11">D’horeur subit partirent de leurs s</text:span><text:span text:style-name="T23">i</text:span><text:span text:style-name="T11">eges</text:span></text:p>
      <text:p text:style-name="P20">Et d’Herebus les lieux plus noirs que peges.</text:p>
      <text:p text:style-name="P20">Ses umbres vont en aussi parfaict nombre</text:p>
      <text:p text:style-name="P20">Que les oyseaulx qui se couchent à l’ombre</text:p>
      <text:p text:style-name="P20">Des francz rameaulx sur le soir à milliers.</text:p>
      <text:p text:style-name="P20">Ou quant alors que les ruisseaulx entiers</text:p>
      <text:p text:style-name="P11"><text:span text:style-name="T11">Des eaues du ciel et fleuves pluv</text:span><text:span text:style-name="T23">i</text:span><text:span text:style-name="T11">eux</text:span></text:p>
      <text:p text:style-name="P20">Tombent de l’air, chassent de lieux en lieux</text:p>
      <text:p text:style-name="P11"><text:span text:style-name="T11">Les o</text:span><text:span text:style-name="T19">y</text:span><text:span text:style-name="T11">sillons, et des montaignes verdes</text:span></text:p>
      <text:p text:style-name="P11"><text:span text:style-name="T11">Vers les forestz sur champa</text:span><text:span text:style-name="T22">i</text:span><text:span text:style-name="T11">gnes et terdes,</text:span></text:p>
      <text:p text:style-name="P20">À celle fin que mieulx en ton cueur punctes</text:p>
      <text:p text:style-name="P20">Que c’est cela, ce sont ames defunctes</text:p>
      <text:p text:style-name="P20">Des corps mortelz des femmes et des hommes,</text:p>
      <text:p text:style-name="P21">La tourmentez par trop cruelles sommes.</text:p>
      <text:p text:style-name="P20">Divers seigneurs, heroas et grands princes.</text:p>
      <text:p text:style-name="P20">Jeunes enfans et seigneurs des provinces,</text:p>
      <text:p text:style-name="P20">Semblablement à ces jeunes pucelles</text:p>
      <text:p text:style-name="P20">Souffrent là-bas maintz tormens et procelles</text:p>
      <text:p text:style-name="P20">Devant les yeulx et faces de leurs peres,</text:p>
      <text:p text:style-name="P20">Progeniteurs et bien certaines meres.</text:p>
      <text:p text:style-name="P20">Sont maintz enfans dedans le feu gectez</text:p>
      <text:p text:style-name="P20"><text:soft-page-break/>Autour desquelz lymons intergectez,</text:p>
      <text:p text:style-name="P11"><text:span text:style-name="T11">Roseaulx fe</text:span><text:span text:style-name="T25">n</text:span><text:span text:style-name="T11">geux et difform</text:span><text:span text:style-name="T22">e</text:span><text:span text:style-name="T11">s arundes,</text:span></text:p>
      <text:p text:style-name="P20">Marins, caretz, herbez plates et rondes</text:p>
      <text:p text:style-name="P11"><text:span text:style-name="T11">Du Cocy</text:span><text:span text:style-name="T20">t</text:span><text:span text:style-name="T11">hus le pallut infernal.</text:span></text:p>
      <text:p text:style-name="P20">Par le vouloir de Pluto supernal</text:p>
      <text:p text:style-name="P22">Sont tristement et si les environne</text:p>
      <text:p text:style-name="P12"><text:span text:style-name="T11">L’ea</text:span><text:span text:style-name="T21">u</text:span><text:span text:style-name="T11">e tardant, à courir non consonne,</text:span></text:p>
      <text:p text:style-name="P22">Le fleuve creux et le Stix de tristesse</text:p>
      <text:p text:style-name="P22">Les tient lyez et si trefort les presse</text:p>
      <text:p text:style-name="P22">De neufs fossez, cercles ou circuys</text:p>
      <text:p text:style-name="P22">Que de saillir ne trouvent les apuys</text:p>
      <text:p text:style-name="P22">Par habondant toute la maison brune</text:p>
      <text:p text:style-name="P22">Des bas enfers et manoir importune</text:p>
      <text:p text:style-name="P22">De Tartarus et aussi les Furies</text:p>
      <text:p text:style-name="P22">Portant cheveulx serpentins tant bruyes.</text:p>
      <text:p text:style-name="P13"><text:span text:style-name="T11">D’air obfusqu</text:span><text:span text:style-name="T21">é</text:span><text:span text:style-name="T11"> Eumenides nommees</text:span></text:p>
      <text:p text:style-name="P4">Furent aussi esmeues et troublees</text:p>
      <text:p text:style-name="P4">Des sons joyeulx d’Orpheus liriquant.</text:p>
      <text:p text:style-name="P4">Et Cerberus à tout mal s’appliquant</text:p>
      <text:p text:style-name="P4">Plus ne hurla de ses trois bouches salles.</text:p>
      <text:p text:style-name="P4">Semblablement les peines infernalles</text:p>
      <text:p text:style-name="P4">Cesserent lors et d’Ixïon la ro<text:span text:style-name="T28">e</text:span></text:p>
      <text:p text:style-name="P4">Plus ne tourna oingte de salle boe</text:p>
      <text:p text:style-name="P4">Pour escouter la souefve melodie</text:p>
      <text:p text:style-name="P4">Du <text:span text:style-name="T26">vate sainct sonnant son armonie.</text:span></text:p>
      <text:p text:style-name="P5">Brief chascun fut d’Orpheus si joyeulx</text:p>
      <text:p text:style-name="P5"><text:span text:style-name="_3c_pb_3e_"><text:span text:style-name="T3">[</text:span></text:span><text:span text:style-name="_3c_pb_3e_"><text:span text:style-name="T2">7</text:span></text:span><text:span text:style-name="_3c_pb_3e_"><text:span text:style-name="T1">3ra</text:span></text:span><text:span text:style-name="_3c_pb_3e_"><text:span text:style-name="T3">]</text:span></text:span>Que tout forment tant fust si larmoyeux</text:p>
      <text:p text:style-name="P5">Adonc cessa et furent repaisez</text:p>
      <text:p text:style-name="P5">Tous ceulx d’enfer et pour ce temps aisez.</text:p>
      <text:p text:style-name="P5">Desja avoit Orpheus rachaptee</text:p>
      <text:p text:style-name="P5">Sa femme lors et par les sons trouvee</text:p>
      <text:p text:style-name="P5">Tous les dangiers et difficultez toutes</text:p>
      <text:p text:style-name="P5">Monstres divers et maintes bestes gloutes.</text:p>
      <text:p text:style-name="P5">Desja estoient hors des regions basses,</text:p>
      <text:p text:style-name="P5">Manoirs hydeux et mansions fort grasses</text:p>
      <text:p text:style-name="P5">Du feu ardant et pouldres sulphurees.</text:p>
      <text:p text:style-name="P5">Et or venoit à travers les vallees,</text:p>
      <text:p text:style-name="P5">Euridices suyvant son amoureux</text:p>
      <text:p text:style-name="P5">Cil Orpheus plaisant et sonnoreux</text:p>
      <text:p text:style-name="P14"><text:span text:style-name="T14">Car el estoit tout à </text:span><text:span text:style-name="T7">plai</text:span><text:span text:style-name="T8">n</text:span><text:span text:style-name="T15"> delivree</text:span></text:p>
      <text:p text:style-name="P15"><text:span text:style-name="T14">P</text:span><text:span text:style-name="T11">ar le vouloir et par sentence donnee</text:span></text:p>
      <text:p text:style-name="P24">Des infernaulx, mesmes de Proserpine</text:p>
      <text:p text:style-name="P24">Qui de Ceres estoit fille, saisine</text:p>
      <text:p text:style-name="P24">D’enfer tenant et estoit l’espousee</text:p>
      <text:p text:style-name="P24">Du dieu Pluto et royne renommee.</text:p>
      <text:p text:style-name="P24">Par tel moyen que son espoux chantant</text:p>
      <text:p text:style-name="P24">Derriere soy ne seroit frequentant</text:p>
      <text:p text:style-name="P24">La regardant. Celle loy la couloit</text:p>
      <text:p text:style-name="P24">Tout ainsi com Proserpine vouloit.</text:p>
      <text:p text:style-name="P24">Mais toutesfoys cil Orpheus gement</text:p>
      <text:p text:style-name="P24">De grant amour fut ung peu trop dement</text:p>
      <text:p text:style-name="P24">Et regarda contre loy ordonnee.</text:p>
      <text:p text:style-name="P24"><text:soft-page-break/>Ce qu’il aymoit son espouse, douee</text:p>
      <text:p text:style-name="P24">De grant beaulté. Mais toutesfoys les dieux</text:p>
      <text:p text:style-name="P24">Estre debvoient misericordieux.</text:p>
      <text:p text:style-name="P24">Veu et congneu qu’on ne doibt point donner</text:p>
      <text:p text:style-name="P24">Sur les amans decret ou ordonner ;</text:p>
      <text:p text:style-name="P24">Consideré aussi pareillement</text:p>
      <text:p text:style-name="P24">Que cela fist non pas injustement ;</text:p>
      <text:p text:style-name="P24">C’est assavoir par cas de pravité,</text:p>
      <text:p text:style-name="P24">Ains par amour et longue charité</text:p>
      <text:p text:style-name="P24">Du feu d’amours trop fut vaincu celuy,</text:p>
      <text:p text:style-name="P24">Du feu d’amours et perdit tout l’apuy</text:p>
      <text:p text:style-name="P24">De meriter son espouse tant belle</text:p>
      <text:p text:style-name="P24">Pour regarder sa forme corporelle,</text:p>
      <text:p text:style-name="P24">Lors fut perdu le labeur du Lirique,</text:p>
      <text:p text:style-name="P24">Dit Orpheus doulx et suavitique.</text:p>
      <text:p text:style-name="P24">L’appoinctement et federatïon</text:p>
      <text:p text:style-name="P24">Du dieu Pluto fut à destructïon.</text:p>
      <text:p text:style-name="P24">Tous les enfers et ceulx de flegeton</text:p>
      <text:p text:style-name="P24">Chanterent tous haultement et de ton</text:p>
      <text:p text:style-name="P24">Si haut levé que les eaues avernalles</text:p>
      <text:p text:style-name="P24">Peurent ouyr, et rives stigïalles</text:p>
      <text:p text:style-name="P24">Les bruitz et sons que faisoient les furies,</text:p>
      <text:p text:style-name="P24">Âmes, espritz de ses souldes parties,</text:p>
      <text:p text:style-name="P24">Pour la raison qu’ils veoyent retourner</text:p>
      <text:p text:style-name="P15"><text:span text:style-name="_3c_pb_3e_"><text:span text:style-name="T3">[</text:span></text:span><text:span text:style-name="_3c_pb_3e_"><text:span text:style-name="T2">7</text:span></text:span><text:span text:style-name="_3c_pb_3e_"><text:span text:style-name="T4">3r</text:span></text:span><text:span text:style-name="_3c_pb_3e_"><text:span text:style-name="T1">b</text:span></text:span><text:span text:style-name="_3c_pb_3e_"><text:span text:style-name="T3">]</text:span></text:span><text:span text:style-name="T11">Euridices </text:span><text:span text:style-name="T24">e</text:span><text:span text:style-name="T11">t la-bas se borner</text:span></text:p>
      <text:p text:style-name="P24">À tousjours. Mais cela voyant la gente</text:p>
      <text:p text:style-name="P24">Fort s’escrya et dist à voix dolente :</text:p>
      <text:p text:style-name="P15"><text:span text:style-name="T11">« Las, </text:span><text:span text:style-name="T16">quesse cy, quesse cy, doulx Orphee ?</text:span></text:p>
      <text:p text:style-name="P25">Suis-je pour toy pourquoy desheritee ?</text:p>
      <text:p text:style-name="P25">Las, las ! pourquoy me pers-tu, miserable ?</text:p>
      <text:p text:style-name="P25">Quelle fureur t’a pris ? ô lachrymable</text:p>
      <text:p text:style-name="P25">Suis-je sans plus estre de ta congneue.</text:p>
      <text:p text:style-name="P25">Pourquoy me vient ceste desconvenue ?</text:p>
      <text:p text:style-name="P25">Dois-je mourir, pourquoy ? Les ordonnances</text:p>
      <text:p text:style-name="P26">Des dieulx cruelz par injustes sentences</text:p>
      <text:p text:style-name="P26">Trop de rechef m’apellent et retirent</text:p>
      <text:p text:style-name="P26">Vers les Enfers qui tant les gens martyrent.</text:p>
      <text:p text:style-name="P26">Le long dormir de la mort me detient</text:p>
      <text:p text:style-name="P26">Les yeulx lyez, et en soy les contient</text:p>
      <text:p text:style-name="P26">Tant arrousez de l’humeur stigïeux</text:p>
      <text:p text:style-name="P26">Qu’à tousjours, mais seray dedans les lieux. »</text:p>
      <text:p text:style-name="P26">Cela tiray de sa triste poictrine,</text:p>
      <text:p text:style-name="P26">Puis pour congé prendre bien bas s’encline</text:p>
      <text:p text:style-name="P26">Disant ainsi : « Adieu amy tant cher,</text:p>
      <text:p text:style-name="P26">Adieu te diz, mon amant singulier.</text:p>
      <text:p text:style-name="P26">Adieu, adieu, il est temps que je parte</text:p>
      <text:p text:style-name="P26">Car la nuict vient qui veult que je departe.</text:p>
      <text:p text:style-name="P26">D’avecques toy. à suis environnee</text:p>
      <text:p text:style-name="P26">De celle nuict qui ne sera cessee</text:p>
      <text:p text:style-name="P26">Jusques à tant que les dieux despiteux</text:p>
      <text:p text:style-name="P26">Seront peris qui point ne sont piteux.</text:p>
      <text:p text:style-name="P26">Les bras te tendz, je qui plus ne suis tienne,</text:p>
      <text:p text:style-name="P26"><text:soft-page-break/>Les bras te tendz, je qui trop ancienne</text:p>
      <text:p text:style-name="P26">Suis de douleur, et pour derniere trasse</text:p>
      <text:p text:style-name="P26">D’amour il fault, il fault que je t’embrasse. »</text:p>
      <text:p text:style-name="P26">Cela tout dit, par la bouche tremblante</text:p>
      <text:p text:style-name="P26">D’Euridices com fumee volante</text:p>
      <text:p text:style-name="P26">Subitement l’ung l’autre pas ne veirent</text:p>
      <text:p text:style-name="P26">Car or le temps des tenebres sentirent</text:p>
      <text:p text:style-name="P26">Les disparsant, et non pourtant la force</text:p>
      <text:p text:style-name="P26">Qui l’amoureux Orpheus tant efforce</text:p>
      <text:p text:style-name="P26">Pour la ravoir si fut-elle perdue</text:p>
      <text:p text:style-name="P26">Totallement, sans plus estre rendue</text:p>
      <text:p text:style-name="P26">Car Acharon, d’enfer vil nautonnier,</text:p>
      <text:p text:style-name="P26">Ne souffrit pas qu’il passast le bourbier</text:p>
      <text:p text:style-name="P16"><text:span text:style-name="T11">Du fleuve bas estant entreject</text:span><text:span text:style-name="T17">é</text:span></text:p>
      <text:p text:style-name="P6">Entre les deux, comme s’il fust là getté</text:p>
      <text:p text:style-name="P6">Pour diviser les gens vives des mortes</text:p>
      <text:p text:style-name="P6">Et separer regïons et cohortes.</text:p>
      <text:p text:style-name="P6">Plus ne sçavoit comment se maintenir</text:p>
      <text:p text:style-name="P6">Cil Orpheus et du tout contenir</text:p>
      <text:p text:style-name="P6">En luy pensoit que par deux fois sa femme</text:p>
      <text:p text:style-name="P17"><text:span text:style-name="_3c_pb_3e_"><text:span text:style-name="T3">[</text:span></text:span><text:span text:style-name="_3c_pb_3e_"><text:span text:style-name="T2">7</text:span></text:span><text:span text:style-name="_3c_pb_3e_"><text:span text:style-name="T4">3</text:span></text:span><text:span text:style-name="_3c_pb_3e_"><text:span text:style-name="T1">v</text:span></text:span><text:span text:style-name="_3c_pb_3e_"><text:span text:style-name="T4">a</text:span></text:span><text:span text:style-name="_3c_pb_3e_"><text:span text:style-name="T3">]</text:span></text:span><text:span text:style-name="T11">Perdue lors il avoit. A diffame</text:span></text:p>
      <text:p text:style-name="P6">Dedans sont cueur aussi, par quelle sorte</text:p>
      <text:p text:style-name="P6">Retourneroit encor jusqu’à la porte</text:p>
      <text:p text:style-name="P6">Du grant Pluto, et par quelle maniere</text:p>
      <text:p text:style-name="P6">Gemissement, pleur, et sort ou priere</text:p>
      <text:p text:style-name="P6">Les infernaulx à pitié flexeroit</text:p>
      <text:p text:style-name="P6">Et les divins de <text:span text:style-name="T6">l’assus</text:span> mouveroit.</text:p>
      <text:p text:style-name="P7">En vain alloit sa cymbe sur les eaues</text:p>
      <text:p text:style-name="P7">Sans meriter par ses chants et rondeaulx,</text:p>
      <text:p text:style-name="P7">Orpheus fut sept moys sur ung rochier</text:p>
      <text:p text:style-name="P7">Haut eslevé pour les plaintz parier</text:p>
      <text:p text:style-name="P7">Prés et joignant des eaues de Strimonie,</text:p>
      <text:p text:style-name="P7">Fleuve courant du païs de Thracie,</text:p>
      <text:p text:style-name="P7">La desplora entre fosses gelees,</text:p>
      <text:p text:style-name="P7">Son train d’amours et dures destinees.</text:p>
      <text:p text:style-name="P7">Il <text:span text:style-name="T6">demussoit</text:span> les tigres et les bestes</text:p>
      <text:p text:style-name="P7">Et par ses chantz faisoit telles enquestes</text:p>
      <text:p text:style-name="P7">Des joyeulx sons qu’il trouvoit en sa harpe,</text:p>
      <text:p text:style-name="P7">Qu’il fist dancer maintz chesnes et maint charpe.</text:p>
      <text:p text:style-name="P7">Son chant plouroit, sa voix de pleurs couverte</text:p>
      <text:p text:style-name="P7">Tant s’escrya et lamenta sa perte</text:p>
      <text:p text:style-name="P7">Qu’il ressembloit la tendre Philomelle</text:p>
      <text:p text:style-name="P7">Plourant le cas de sa prolle nouvelle,</text:p>
      <text:p text:style-name="P7">Ses rossignolz et petitz enfanteaulx,</text:p>
      <text:p text:style-name="P7">Quant desrobez luy sont entre rameaulx</text:p>
      <text:p text:style-name="P7">Du peuple franc à l’ombre se tenant,</text:p>
      <text:p text:style-name="P7">Sans plus espoir, lyesse contenant,</text:p>
      <text:p text:style-name="P7">Lequel a pris le cruel orateur</text:p>
      <text:p text:style-name="P7">Dedans son nid comme dissipateur</text:p>
      <text:p text:style-name="P7">Lors qu’ilz estoient encor sans plume forte,</text:p>
      <text:p text:style-name="P7">Si que pour bray du tout se desconforte.</text:p>
      <text:p text:style-name="P7">Tout<text:span text:style-name="T29">e</text:span> la nuict gemist et tristement</text:p>
      <text:p text:style-name="P7"><text:soft-page-break/>Se sied plorant sur l’arbre mesmement</text:p>
      <text:p text:style-name="P7">Que perdu sont les petitz, et integre</text:p>
      <text:p text:style-name="P7">Son triste chant qui tant estoit alegre</text:p>
      <text:p text:style-name="P7">Premierement, et si remplist les lieux</text:p>
      <text:p text:style-name="P7">De ses douleurs prochains tant gracïeux.</text:p>
      <text:p text:style-name="P7">Le temps d’amour et le jeu de luxure</text:p>
      <text:p text:style-name="P7">Ne peult jamais adoulcir son injure.</text:p>
      <text:p text:style-name="P7">Le tressubtil Orpheus en la forme</text:p>
      <text:p text:style-name="P7">Gemist la mort d’Euridices, et forme</text:p>
      <text:p text:style-name="P7">Dedans son cueur, et or d’Iperboree</text:p>
      <text:p text:style-name="P7">Lustre les montz et l’eaue congelee</text:p>
      <text:p text:style-name="P7">De Tanain fleuve froit et niv<text:span text:style-name="T29">i</text:span>al</text:p>
      <text:p text:style-name="P8">Quant ilz fondent au soleil estival.</text:p>
      <text:p text:style-name="P8">Semblablement les champs plains de bruyn<text:span text:style-name="T29">e</text:span>s</text:p>
      <text:p text:style-name="P8">Non <text:span text:style-name="T6">viduez</text:span> des Riphees ruynes.</text:p>
      <text:p text:style-name="P8">D’Euridice en la pree ravie</text:p>
      <text:p text:style-name="P8"><text:span text:style-name="_3c_pb_3e_"><text:span text:style-name="T3">[</text:span></text:span><text:span text:style-name="_3c_pb_3e_"><text:span text:style-name="T2">7</text:span></text:span><text:span text:style-name="_3c_pb_3e_"><text:span text:style-name="T4">3</text:span></text:span><text:span text:style-name="_3c_pb_3e_"><text:span text:style-name="T5">v</text:span></text:span><text:span text:style-name="_3c_pb_3e_"><text:span text:style-name="T1">b</text:span></text:span><text:span text:style-name="_3c_pb_3e_"><text:span text:style-name="T3">]</text:span></text:span>Dolorosoit la meste maladie.</text:p>
      <text:p text:style-name="P8">Les dons ploroit dedans ses vers gemens</text:p>
      <text:p text:style-name="P8">Du dieu Pluto com ung homme demens.</text:p>
      <text:p text:style-name="P8">Tant longuement portoit en son courage</text:p>
      <text:p text:style-name="P8">Son dueil errant ce noble personnage</text:p>
      <text:p text:style-name="P8">Que non pourtant que fussent amoureuses</text:p>
      <text:p text:style-name="P8">Les femmes lors des Cycones joyeuses,</text:p>
      <text:p text:style-name="P8">Si ne peult-il oncques son cueur destendre</text:p>
      <text:p text:style-name="P8">De sa douleur, ne leur amour entendre.</text:p>
      <text:p text:style-name="P8">Si qu’en faignant d’aller lors aux offices</text:p>
      <text:p text:style-name="P8">Du dieu Bacchus et divins sacrifices</text:p>
      <text:p text:style-name="P8">Dessus la nuict lesdictes femmes belles</text:p>
      <text:p text:style-name="P8">Misrent à mort Orpheus par rebelles</text:p>
      <text:p text:style-name="P8">Mains et le corps par les champs disperserent,</text:p>
      <text:p text:style-name="P8">Et puis apres la teste lors getterent</text:p>
      <text:p text:style-name="P8">Dedans Hebrus, le fleuve de son pere,</text:p>
      <text:p text:style-name="P8">Qui en portant celle teste tant chere</text:p>
      <text:p text:style-name="P8">Le long du cours des undes resonnoit</text:p>
      <text:p text:style-name="P8">En respondant à la voix qui sonnoit</text:p>
      <text:p text:style-name="P8">D’icelluy chief et langue palpitante</text:p>
      <text:p text:style-name="P8">Qui or estoit par mort trop vehemente.</text:p>
      <text:p text:style-name="P8">La voix cryoit et faisoit son office</text:p>
      <text:p text:style-name="P8">D’appeller or haultement Euridice,</text:p>
      <text:p text:style-name="P8">L’ame fuyant queroit les regïons,</text:p>
      <text:p text:style-name="P8">Lieux et manoirs et situatïons,</text:p>
      <text:p text:style-name="P8">Là où estoit Euridice gemente,</text:p>
      <text:p text:style-name="P8">Tant l’appellant que l’eaue resonante</text:p>
      <text:p text:style-name="P8">Fut de son son, et les rives de l’eau</text:p>
      <text:p text:style-name="P8">Firent souspirs par trop triste dittea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Georgia1" svg:font-family="Georgi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c_l_3e_" style:display-name="&lt;l&gt;" style:family="paragraph" style:parent-style-name="Standard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 fo:background-color="transparent"/>
    </style:style>
    <style:style style:name="Sans_20_nom1" style:display-name="Sans nom1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olina Suchecka</meta:initial-creator>
    <meta:creation-date>2019-10-04T15:54:21.43</meta:creation-date>
    <dc:date>2020-08-24T11:08:29.941410619</dc:date>
    <meta:editing-duration>PT4H48M38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6" meta:paragraph-count="305" meta:word-count="1924" meta:character-count="11248" meta:non-whitespace-character-count="9629"/>
  </office:meta>
</office:document-meta>
</file>